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90.15pt" svg:y="2.83pt">
            <loext:p draw:notify-on-update-of-ranges="sum_avg.C1:sum_avg.C100 sum_avg.D1:sum_avg.D100 sum_avg.C1:sum_avg.C100 sum_avg.E1:sum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7.9295564278631" calcext:value-type="float">
            <text:p>7.92955642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8.7809236470155" calcext:value-type="float">
            <text:p>8.7809236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7.5444997006262" calcext:value-type="float">
            <text:p>7.5444997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8.1706723496226" calcext:value-type="float">
            <text:p>8.17067234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7.758429312964" calcext:value-type="float">
            <text:p>7.7584293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8.6532714852036" calcext:value-type="float">
            <text:p>8.65327148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8.7353078285001" calcext:value-type="float">
            <text:p>8.73530782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8.6049962659139" calcext:value-type="float">
            <text:p>8.60499626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7.8787537470489" calcext:value-type="float">
            <text:p>7.8787537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8.2521442130405" calcext:value-type="float">
            <text:p>8.252144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8.0985976759907" calcext:value-type="float">
            <text:p>8.0985976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8.0578322978427" calcext:value-type="float">
            <text:p>8.05783229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8.0254399481028" calcext:value-type="float">
            <text:p>8.02543994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9.1087232912885" calcext:value-type="float">
            <text:p>9.1087232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7.2904516466188" calcext:value-type="float">
            <text:p>7.29045164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7.9940755967352" calcext:value-type="float">
            <text:p>7.99407559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7.8071654355013" calcext:value-type="float">
            <text:p>7.8071654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8.3363088523013" calcext:value-type="float">
            <text:p>8.33630885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7.5651928749218" calcext:value-type="float">
            <text:p>7.56519287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91" calcext:value-type="float">
            <text:p>12891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2.082307745656" calcext:value-type="float">
            <text:p>12.08230774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458" calcext:value-type="float">
            <text:p>1345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5.6915746987806" calcext:value-type="float">
            <text:p>5.6915746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922" calcext:value-type="float">
            <text:p>1392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6.2215007904049" calcext:value-type="float">
            <text:p>6.22150079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386" calcext:value-type="float">
            <text:p>1438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6.1674799500476" calcext:value-type="float">
            <text:p>6.167479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850" calcext:value-type="float">
            <text:p>1485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6.0003897795607" calcext:value-type="float">
            <text:p>6.00038977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314" calcext:value-type="float">
            <text:p>1531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6.0502987282008" calcext:value-type="float">
            <text:p>6.05029872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778" calcext:value-type="float">
            <text:p>1577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6.2116800788021" calcext:value-type="float">
            <text:p>6.21168007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242" calcext:value-type="float">
            <text:p>1624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6.1881062445057" calcext:value-type="float">
            <text:p>6.18810624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706" calcext:value-type="float">
            <text:p>1670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6.5168665917044" calcext:value-type="float">
            <text:p>6.5168665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170" calcext:value-type="float">
            <text:p>1717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5.8538721699776" calcext:value-type="float">
            <text:p>5.85387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652" calcext:value-type="float">
            <text:p>1865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5.9483802039526" calcext:value-type="float">
            <text:p>5.948380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118" calcext:value-type="float">
            <text:p>1911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6.2710254860102" calcext:value-type="float">
            <text:p>6.2710254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582" calcext:value-type="float">
            <text:p>1958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6.0552039364221" calcext:value-type="float">
            <text:p>6.05520393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046" calcext:value-type="float">
            <text:p>2004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6.4032616504426" calcext:value-type="float">
            <text:p>6.4032616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510" calcext:value-type="float">
            <text:p>2051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5.9321924057744" calcext:value-type="float">
            <text:p>5.9321924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974" calcext:value-type="float">
            <text:p>2097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6.2551755535378" calcext:value-type="float">
            <text:p>6.25517555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438" calcext:value-type="float">
            <text:p>2143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6.0309044815651" calcext:value-type="float">
            <text:p>6.03090448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902" calcext:value-type="float">
            <text:p>2190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6.1059242116359" calcext:value-type="float">
            <text:p>6.10592421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366" calcext:value-type="float">
            <text:p>2236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6.3719795422369" calcext:value-type="float">
            <text:p>6.37197954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830" calcext:value-type="float">
            <text:p>2283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5.9417273503914" calcext:value-type="float">
            <text:p>5.9417273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294" calcext:value-type="float">
            <text:p>2329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6.1054158162522" calcext:value-type="float">
            <text:p>6.10541581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747" calcext:value-type="float">
            <text:p>2574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5.9661364850843" calcext:value-type="float">
            <text:p>5.9661364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972" calcext:value-type="float">
            <text:p>2697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5.6908920307852" calcext:value-type="float">
            <text:p>5.69089203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436" calcext:value-type="float">
            <text:p>2743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6.1692013416084" calcext:value-type="float">
            <text:p>6.1692013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900" calcext:value-type="float">
            <text:p>2790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6.2193455581789" calcext:value-type="float">
            <text:p>6.21934555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364" calcext:value-type="float">
            <text:p>2836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5.8321335905441" calcext:value-type="float">
            <text:p>5.8321335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828" calcext:value-type="float">
            <text:p>2882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5.9725598437952" calcext:value-type="float">
            <text:p>5.97255984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292" calcext:value-type="float">
            <text:p>2929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5.6406829923636" calcext:value-type="float">
            <text:p>5.64068299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756" calcext:value-type="float">
            <text:p>2975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5.777626703243" calcext:value-type="float">
            <text:p>5.7776267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220" calcext:value-type="float">
            <text:p>3022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5.7248060019507" calcext:value-type="float">
            <text:p>5.724806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684" calcext:value-type="float">
            <text:p>3068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5.7073658024521" calcext:value-type="float">
            <text:p>5.7073658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148" calcext:value-type="float">
            <text:p>3114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6.1017494218258" calcext:value-type="float">
            <text:p>6.1017494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612" calcext:value-type="float">
            <text:p>3161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6.0987859585166" calcext:value-type="float">
            <text:p>6.09878595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076" calcext:value-type="float">
            <text:p>3207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6.3301218701061" calcext:value-type="float">
            <text:p>6.33012187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540" calcext:value-type="float">
            <text:p>3254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6.2541367369159" calcext:value-type="float">
            <text:p>6.25413673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004" calcext:value-type="float">
            <text:p>3300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6.0121516677313" calcext:value-type="float">
            <text:p>6.01215166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468" calcext:value-type="float">
            <text:p>3346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5.8452797697479" calcext:value-type="float">
            <text:p>5.84527976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932" calcext:value-type="float">
            <text:p>3393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6.2545768379591" calcext:value-type="float">
            <text:p>6.2545768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396" calcext:value-type="float">
            <text:p>3439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5.8133812427968" calcext:value-type="float">
            <text:p>5.81338124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860" calcext:value-type="float">
            <text:p>3486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5.8726530222103" calcext:value-type="float">
            <text:p>5.87265302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376" calcext:value-type="float">
            <text:p>3637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5.6737018217133" calcext:value-type="float">
            <text:p>5.6737018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870" calcext:value-type="float">
            <text:p>3687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5.7032392338058" calcext:value-type="float">
            <text:p>5.7032392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334" calcext:value-type="float">
            <text:p>3733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5.76658398271" calcext:value-type="float">
            <text:p>5.76658398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798" calcext:value-type="float">
            <text:p>3779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5.9781545723688" calcext:value-type="float">
            <text:p>5.97815457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262" calcext:value-type="float">
            <text:p>3826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6.2425463009324" calcext:value-type="float">
            <text:p>6.2425463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726" calcext:value-type="float">
            <text:p>3872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6.0167518353921" calcext:value-type="float">
            <text:p>6.01675183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190" calcext:value-type="float">
            <text:p>3919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6.1572529025701" calcext:value-type="float">
            <text:p>6.15725290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654" calcext:value-type="float">
            <text:p>3965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5.9428888928416" calcext:value-type="float">
            <text:p>5.94288889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118" calcext:value-type="float">
            <text:p>4011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6.1129174590419" calcext:value-type="float">
            <text:p>6.1129174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582" calcext:value-type="float">
            <text:p>4058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5.9983805802067" calcext:value-type="float">
            <text:p>5.99838058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046" calcext:value-type="float">
            <text:p>4104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5.9085839974807" calcext:value-type="float">
            <text:p>5.90858399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510" calcext:value-type="float">
            <text:p>4151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5.9606600851904" calcext:value-type="float">
            <text:p>5.96066008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974" calcext:value-type="float">
            <text:p>4197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6.0203649748122" calcext:value-type="float">
            <text:p>6.02036497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438" calcext:value-type="float">
            <text:p>4243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5.6939461193841" calcext:value-type="float">
            <text:p>5.69394611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902" calcext:value-type="float">
            <text:p>4290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5.9931920776687" calcext:value-type="float">
            <text:p>5.99319207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366" calcext:value-type="float">
            <text:p>4336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5.7535924930171" calcext:value-type="float">
            <text:p>5.7535924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830" calcext:value-type="float">
            <text:p>4383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5.7511225373691" calcext:value-type="float">
            <text:p>5.75112253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294" calcext:value-type="float">
            <text:p>4429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6.0144481205583" calcext:value-type="float">
            <text:p>6.01444812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758" calcext:value-type="float">
            <text:p>4475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5.6951054808325" calcext:value-type="float">
            <text:p>5.6951054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222" calcext:value-type="float">
            <text:p>4522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6.6297196554153" calcext:value-type="float">
            <text:p>6.62971965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686" calcext:value-type="float">
            <text:p>4568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5.8606007083549" calcext:value-type="float">
            <text:p>5.86060070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150" calcext:value-type="float">
            <text:p>4615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5.6872305045128" calcext:value-type="float">
            <text:p>5.68723050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405" calcext:value-type="float">
            <text:p>4840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6.1497924483449" calcext:value-type="float">
            <text:p>6.1497924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630" calcext:value-type="float">
            <text:p>4963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6.0291628217859" calcext:value-type="float">
            <text:p>6.0291628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094" calcext:value-type="float">
            <text:p>5009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6.3635592908994" calcext:value-type="float">
            <text:p>6.36355929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558" calcext:value-type="float">
            <text:p>5055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6.1096860090902" calcext:value-type="float">
            <text:p>6.10968600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022" calcext:value-type="float">
            <text:p>5102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5.5641962110981" calcext:value-type="float">
            <text:p>5.56419621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486" calcext:value-type="float">
            <text:p>5148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5.8602181194352" calcext:value-type="float">
            <text:p>5.86021811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950" calcext:value-type="float">
            <text:p>5195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6.2434881443697" calcext:value-type="float">
            <text:p>6.24348814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414" calcext:value-type="float">
            <text:p>5241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5.7310950669677" calcext:value-type="float">
            <text:p>5.7310950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936" calcext:value-type="float">
            <text:p>5393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6.1990221077033" calcext:value-type="float">
            <text:p>6.19902210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402" calcext:value-type="float">
            <text:p>5440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6.3039214909517" calcext:value-type="float">
            <text:p>6.3039214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866" calcext:value-type="float">
            <text:p>5486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5.7206195284076" calcext:value-type="float">
            <text:p>5.72061952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330" calcext:value-type="float">
            <text:p>5533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5.5792059348188" calcext:value-type="float">
            <text:p>5.57920593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794" calcext:value-type="float">
            <text:p>5579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6.2515514748664" calcext:value-type="float">
            <text:p>6.25155147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258" calcext:value-type="float">
            <text:p>5625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5.8857726280664" calcext:value-type="float">
            <text:p>5.88577262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722" calcext:value-type="float">
            <text:p>5672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6.2191597378314" calcext:value-type="float">
            <text:p>6.21915973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186" calcext:value-type="float">
            <text:p>5718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5.7493903022521" calcext:value-type="float">
            <text:p>5.74939030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650" calcext:value-type="float">
            <text:p>5765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5.7748885306463" calcext:value-type="float">
            <text:p>5.77488853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114" calcext:value-type="float">
            <text:p>5811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5.9054640949579" calcext:value-type="float">
            <text:p>5.905464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578" calcext:value-type="float">
            <text:p>5857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5.7514765242152" calcext:value-type="float">
            <text:p>5.7514765242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1:34:35.05945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34:54.463884672</dc:date>
    <meta:editing-duration>PT1M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38cm" svg:y="0.315cm" chart:style-name="ch2">
          <text:p>Avg Sum of energy generation</text:p>
        </chart:title>
        <chart:subtitle svg:x="7.053cm" svg:y="1.286cm" chart:style-name="ch3">
          <text:p>(sysytem)</text:p>
        </chart:subtitle>
        <chart:legend chart:legend-position="end" svg:x="13.114cm" svg:y="3.925cm" style:legend-expansion="high" chart:style-name="ch4"/>
        <chart:plot-area chart:style-name="ch5" table:cell-range-address="sum_avg.C1:sum_avg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avg.D1:sum_avg.D100" loext:label-string="sumavg" chart:class="chart:scatter">
            <chart:domain table:cell-range-address="sum_avg.C1:sum_avg.C100"/>
            <chart:data-point chart:repeated="100"/>
          </chart:series>
          <chart:series chart:style-name="ch9" chart:values-cell-range-address="sum_avg.E1:sum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7.9295564278631">
                <text:p>7.9295564278631</text:p>
                <draw:g>
                  <svg:desc>sum_avg.D1:sum_avg.D100</svg:desc>
                </draw:g>
              </table:table-cell>
              <table:table-cell office:value-type="float" office:value="25">
                <text:p>25</text:p>
                <draw:g>
                  <svg:desc>sum_avg.E1:sum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8.7809236470155">
                <text:p>8.78092364701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7.5444997006262">
                <text:p>7.5444997006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8.1706723496226">
                <text:p>8.17067234962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7.758429312964">
                <text:p>7.7584293129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8.6532714852036">
                <text:p>8.653271485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8.7353078285001">
                <text:p>8.7353078285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8.6049962659139">
                <text:p>8.6049962659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7.8787537470489">
                <text:p>7.8787537470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8.2521442130405">
                <text:p>8.25214421304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8.0985976759907">
                <text:p>8.09859767599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8.0578322978427">
                <text:p>8.0578322978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8.0254399481028">
                <text:p>8.02543994810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9.1087232912885">
                <text:p>9.10872329128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7.2904516466188">
                <text:p>7.2904516466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7.9940755967352">
                <text:p>7.9940755967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7.8071654355013">
                <text:p>7.80716543550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8.3363088523013">
                <text:p>8.33630885230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7.5651928749218">
                <text:p>7.5651928749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2.082307745656">
                <text:p>12.082307745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5.6915746987806">
                <text:p>5.69157469878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6.2215007904049">
                <text:p>6.22150079040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6.1674799500476">
                <text:p>6.1674799500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6.0003897795607">
                <text:p>6.0003897795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6.0502987282008">
                <text:p>6.0502987282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6.2116800788021">
                <text:p>6.21168007880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6.1881062445057">
                <text:p>6.18810624450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6.5168665917044">
                <text:p>6.51686659170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5.8538721699776">
                <text:p>5.8538721699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5.9483802039526">
                <text:p>5.9483802039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6.2710254860102">
                <text:p>6.27102548601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6.0552039364221">
                <text:p>6.0552039364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6.4032616504426">
                <text:p>6.4032616504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5.9321924057744">
                <text:p>5.9321924057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6.2551755535378">
                <text:p>6.25517555353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6.0309044815651">
                <text:p>6.03090448156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6.1059242116359">
                <text:p>6.10592421163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6.3719795422369">
                <text:p>6.37197954223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5.9417273503914">
                <text:p>5.9417273503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6.1054158162522">
                <text:p>6.1054158162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5.9661364850843">
                <text:p>5.9661364850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5.6908920307852">
                <text:p>5.69089203078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6.1692013416084">
                <text:p>6.16920134160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6.2193455581789">
                <text:p>6.21934555817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5.8321335905441">
                <text:p>5.8321335905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5.9725598437952">
                <text:p>5.9725598437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5.6406829923636">
                <text:p>5.6406829923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5.777626703243">
                <text:p>5.777626703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5.7248060019507">
                <text:p>5.72480600195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5.7073658024521">
                <text:p>5.70736580245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6.1017494218258">
                <text:p>6.10174942182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6.0987859585166">
                <text:p>6.09878595851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6.3301218701061">
                <text:p>6.3301218701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6.2541367369159">
                <text:p>6.2541367369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6.0121516677313">
                <text:p>6.01215166773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5.8452797697479">
                <text:p>5.84527976974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6.2545768379591">
                <text:p>6.25457683795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5.8133812427968">
                <text:p>5.81338124279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5.8726530222103">
                <text:p>5.8726530222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5.6737018217133">
                <text:p>5.6737018217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5.7032392338058">
                <text:p>5.7032392338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5.76658398271">
                <text:p>5.766583982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5.9781545723688">
                <text:p>5.97815457236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6.2425463009324">
                <text:p>6.2425463009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6.0167518353921">
                <text:p>6.01675183539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6.1572529025701">
                <text:p>6.15725290257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5.9428888928416">
                <text:p>5.9428888928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6.1129174590419">
                <text:p>6.1129174590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5.9983805802067">
                <text:p>5.99838058020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5.9085839974807">
                <text:p>5.90858399748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5.9606600851904">
                <text:p>5.96066008519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6.0203649748122">
                <text:p>6.0203649748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5.6939461193841">
                <text:p>5.6939461193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5.9931920776687">
                <text:p>5.99319207766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5.7535924930171">
                <text:p>5.75359249301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5.7511225373691">
                <text:p>5.75112253736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6.0144481205583">
                <text:p>6.01444812055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5.6951054808325">
                <text:p>5.6951054808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6.6297196554153">
                <text:p>6.6297196554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5.8606007083549">
                <text:p>5.8606007083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5.6872305045128">
                <text:p>5.6872305045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6.1497924483449">
                <text:p>6.1497924483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6.0291628217859">
                <text:p>6.02916282178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6.3635592908994">
                <text:p>6.3635592908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6.1096860090902">
                <text:p>6.10968600909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5.5641962110981">
                <text:p>5.56419621109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5.8602181194352">
                <text:p>5.8602181194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6.2434881443697">
                <text:p>6.24348814436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5.7310950669677">
                <text:p>5.73109506696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6.1990221077033">
                <text:p>6.19902210770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6.3039214909517">
                <text:p>6.3039214909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5.7206195284076">
                <text:p>5.72061952840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5.5792059348188">
                <text:p>5.5792059348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6.2515514748664">
                <text:p>6.2515514748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5.8857726280664">
                <text:p>5.8857726280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6.2191597378314">
                <text:p>6.2191597378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5.7493903022521">
                <text:p>5.74939030225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5.7748885306463">
                <text:p>5.77488853064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5.9054640949579">
                <text:p>5.90546409495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5.7514765242152">
                <text:p>5.7514765242152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